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20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88.25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31.24pt"/>
    </style:style>
    <style:style style:name="co6" style:family="table-column">
      <style:table-column-properties fo:break-before="auto" style:column-width="1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Theme</text:p>
          </table:table-cell>
          <table:table-cell table:style-name="ce1" office:value-type="string" calcext:value-type="string">
            <text:p>Tagline (easy for people to understand)</text:p>
          </table:table-cell>
          <table:table-cell table:style-name="ce1" office:value-type="string" calcext:value-type="string">
            <text:p>Short Desc</text:p>
          </table:table-cell>
          <table:table-cell table:style-name="ce1" office:value-type="string" calcext:value-type="string">
            <text:p>Type of conten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最適合的 countries?</text:p>
          </table:table-cell>
          <table:table-cell table:style-name="ce1" office:value-type="string" calcext:value-type="string">
            <text:p>不適合的 countries?</text:p>
          </table:table-cell>
          <table:table-cell table:style-name="ce1" office:value-type="string" calcext:value-type="string">
            <text:p>is Scenarios?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ublished by</text:p>
          </table:table-cell>
          <table:table-cell table:style-name="ce1" office:value-type="string" calcext:value-type="string">
            <text:p>publisher link</text:p>
          </table:table-cell>
          <table:table-cell table:style-name="ce1" office:value-type="string" calcext:value-type="string">
            <text:p>last updated</text:p>
          </table:table-cell>
          <table:table-cell table:style-name="ce1" office:value-type="string" calcext:value-type="string">
            <text:p>outdated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Comments</text:p>
          </table:table-cell>
          <table:table-cell table:style-name="ce14" office:value-type="string" calcext:value-type="string">
            <text:p>Content Text</text:p>
          </table:table-cell>
          <table:table-cell table:style-name="ce1" office:value-type="string" calcext:value-type="string">
            <text:p>Internal 1</text:p>
          </table:table-cell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2" office:value-type="string" calcext:value-type="string">
            <text:p>Security in a box</text:p>
          </table:table-cell>
          <table:table-cell table:style-name="ce4" office:value-type="string" calcext:value-type="string">
            <text:p>aaaaaaaaaaaa</text:p>
          </table:table-cell>
          <table:table-cell table:style-name="ce2"/>
          <table:table-cell table:style-name="ce2" office:value-type="string" calcext:value-type="string">
            <text:p>Basic information security defense tactics and tools on Mac, Linux, Windows, and Android.</text:p>
          </table:table-cell>
          <table:table-cell table:style-name="ce2"/>
          <table:table-cell table:style-name="ce2" office:value-type="string" calcext:value-type="string">
            <text:p>Steps to be taken</text:p>
          </table:table-cell>
          <table:table-cell table:style-name="ce2" office:value-type="string" calcext:value-type="string">
            <text:p>articles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 table:number-columns-repeated="5"/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style-name="ce2" table:number-columns-repeated="4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2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malware" xlink:type="simple">Protect your device from malware and hackers</text:a></text:p>
          </table:table-cell>
          <table:table-cell table:style-name="ce9" office:value-type="string" calcext:value-type="string">
            <text:p>Device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4"/>
          <table:table-cell table:formula="of:=linkurl([.B3])" office:value-type="string" office:string-value="" calcext:value-type="error">
            <text:p>#NAME?</text:p>
          </table:table-cell>
          <table:table-cell/>
          <table:table-cell table:style-name="ce12" table:formula="of:=SUBSTITUTE(LEFT([.V3];SEARCH(&quot;&amp;sa&quot;;[.V3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3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physical" xlink:type="simple">Protect your information from physical threats</text:a></text:p>
          </table:table-cell>
          <table:table-cell table:style-name="ce9" office:value-type="string" calcext:value-type="string">
            <text:p>Physical Security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4];SEARCH(&quot;&amp;sa&quot;;[.V4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passwords" xlink:type="simple">Create and maintain secure passwords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5];SEARCH(&quot;&amp;sa&quot;;[.V5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5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secure-file-storage" xlink:type="simple">Protect the sensitive files on your computer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6];SEARCH(&quot;&amp;sa&quot;;[.V6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6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backup" xlink:type="simple">Recover from information loss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3" table:formula="of:=SUBSTITUTE(LEFT([.V7];SEARCH(&quot;&amp;sa&quot;;[.V7])-1);&quot;https://www.google.com/url?q=&quot;;&quot;&quot;)" office:value-type="string" office:string-value="https://securityinabox.org/en/guide/backup" calcext:value-type="string">
            <text:p>https://securityinabox.org/en/guide/backup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7),&quot;&quot;//a/@href&quot;&quot;)&quot;);&quot;https://www.google.com/url?q=https://securityinabox.org/en/guide/backup&amp;sa=D&amp;ust=1511345880985000&amp;usg=AFQjCNEJ5t9WNgxQ9SP-iPFdO4av0lsGKw&quot;)" office:value-type="string" office:string-value="https://www.google.com/url?q=https://securityinabox.org/en/guide/backup&amp;sa=D&amp;ust=1511345880985000&amp;usg=AFQjCNEJ5t9WNgxQ9SP-iPFdO4av0lsGKw" calcext:value-type="string">
            <text:p>https://www.google.com/url?q=https://securityinabox.org/en/guide/backup&amp;sa=D&amp;ust=1511345880985000&amp;usg=AFQjCNEJ5t9WNgxQ9SP-iPFdO4av0lsGKw</text:p>
          </table:table-cell>
          <table:table-cell table:number-columns-repeated="1002"/>
        </table:table-row>
        <table:table-row table:style-name="ro1">
          <table:table-cell table:formula="of:=[.A7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destroy-sensitive-information" xlink:type="simple">Destroy sensitive information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8];SEARCH(&quot;&amp;sa&quot;;[.V8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8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secure-communication" xlink:type="simple">Keep your online communication private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3" table:formula="of:=SUBSTITUTE(LEFT([.V9];SEARCH(&quot;&amp;sa&quot;;[.V9])-1);&quot;https://www.google.com/url?q=&quot;;&quot;&quot;)" office:value-type="string" office:string-value="https://securityinabox.org/en/guide/secure-communication" calcext:value-type="string">
            <text:p>https://securityinabox.org/en/guide/secure-communication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9),&quot;&quot;//a/@href&quot;&quot;)&quot;);&quot;https://www.google.com/url?q=https://securityinabox.org/en/guide/secure-communication&amp;sa=D&amp;ust=1511345881040000&amp;usg=AFQjCNGqf7v9RfXauCvvZEUHPKbVxvn4Mw&quot;)" office:value-type="string" office:string-value="https://www.google.com/url?q=https://securityinabox.org/en/guide/secure-communication&amp;sa=D&amp;ust=1511345881040000&amp;usg=AFQjCNGqf7v9RfXauCvvZEUHPKbVxvn4Mw" calcext:value-type="string">
            <text:p>https://www.google.com/url?q=https://securityinabox.org/en/guide/secure-communication&amp;sa=D&amp;ust=1511345881040000&amp;usg=AFQjCNGqf7v9RfXauCvvZEUHPKbVxvn4Mw</text:p>
          </table:table-cell>
          <table:table-cell table:number-columns-repeated="1002"/>
        </table:table-row>
        <table:table-row table:style-name="ro1">
          <table:table-cell table:formula="of:=[.A9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anonymity-and-circumvention" xlink:type="simple">Remain anonymous and bypass censorship on the Internet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style-name="ce9" office:value-type="string" calcext:value-type="string">
            <text:p>China</text:p>
          </table:table-cell>
          <table:table-cell table:number-columns-repeated="5"/>
          <table:table-cell table:style-name="ce12" table:formula="of:=SUBSTITUTE(LEFT([.V10];SEARCH(&quot;&amp;sa&quot;;[.V10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0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social-networking" xlink:type="simple">Protect yourself and your data when using social networking sites</text:a></text:p>
          </table:table-cell>
          <table:table-cell table:style-name="ce9" office:value-type="string" calcext:value-type="string">
            <text:p>Social Media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11];SEARCH(&quot;&amp;sa&quot;;[.V11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1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mobile-phones" xlink:type="simple">Use mobile phones as securely as possible</text:a></text:p>
          </table:table-cell>
          <table:table-cell table:style-name="ce9" office:value-type="string" calcext:value-type="string">
            <text:p>Phone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2" table:formula="of:=SUBSTITUTE(LEFT([.V12];SEARCH(&quot;&amp;sa&quot;;[.V12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2]" office:value-type="string" office:string-value="Security in a box" calcext:value-type="string">
            <text:p>Security in a box</text:p>
          </table:table-cell>
          <table:table-cell table:style-name="ce3" office:value-type="string" calcext:value-type="string">
            <text:p><text:a xlink:href="https://securityinabox.org/en/guide/smartphones" xlink:type="simple">Use smartphones as securely as possible</text:a></text:p>
          </table:table-cell>
          <table:table-cell table:style-name="ce9" office:value-type="string" calcext:value-type="string">
            <text:p>Phones</text:p>
          </table:table-cell>
          <table:table-cell table:number-columns-repeated="2"/>
          <table:table-cell table:style-name="ce9" office:value-type="string" calcext:value-type="string">
            <text:p>Overview</text:p>
          </table:table-cell>
          <table:table-cell table:style-name="ce9" office:value-type="string" calcext:value-type="string">
            <text:p>Article</text:p>
          </table:table-cell>
          <table:table-cell table:number-columns-repeated="6"/>
          <table:table-cell table:style-name="ce13" table:formula="of:=SUBSTITUTE(LEFT([.V13];SEARCH(&quot;&amp;sa&quot;;[.V13])-1);&quot;https://www.google.com/url?q=&quot;;&quot;&quot;)" office:value-type="string" office:string-value="https://securityinabox.org/en/guide/smartphones" calcext:value-type="string">
            <text:p>https://securityinabox.org/en/guide/smartphones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13),&quot;&quot;//a/@href&quot;&quot;)&quot;);&quot;https://www.google.com/url?q=https://securityinabox.org/en/guide/smartphones&amp;sa=D&amp;ust=1511345880320000&amp;usg=AFQjCNFr0dFPBzDXqxzWv63gH_yTZuq4Fg&quot;)" office:value-type="string" office:string-value="https://www.google.com/url?q=https://securityinabox.org/en/guide/smartphones&amp;sa=D&amp;ust=1511345880320000&amp;usg=AFQjCNFr0dFPBzDXqxzWv63gH_yTZuq4Fg" calcext:value-type="string">
            <text:p>https://www.google.com/url?q=https://securityinabox.org/en/guide/smartphones&amp;sa=D&amp;ust=1511345880320000&amp;usg=AFQjCNFr0dFPBzDXqxzWv63gH_yTZuq4Fg</text:p>
          </table:table-cell>
          <table:table-cell table:number-columns-repeated="1002"/>
        </table:table-row>
        <table:table-row table:style-name="ro1">
          <table:table-cell table:formula="of:=[.A13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basic-security/linux" xlink:type="simple">Basic security for Linux</text:a></text:p>
          </table:table-cell>
          <table:table-cell table:style-name="ce9" office:value-type="string" calcext:value-type="string">
            <text:p>Linux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14];SEARCH(&quot;&amp;sa&quot;;[.V14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4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keepassx/linux" xlink:type="simple">KeePassX for Linux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15];SEARCH(&quot;&amp;sa&quot;;[.V15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5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veracrypt/linux" xlink:type="simple">VeraCrypt for Linux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16];SEARCH(&quot;&amp;sa&quot;;[.V16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6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firefox/linux" xlink:type="simple">Firefox and Security Add-Ons for Linux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17];SEARCH(&quot;&amp;sa&quot;;[.V17])-1);&quot;https://www.google.com/url?q=&quot;;&quot;&quot;)" office:value-type="string" office:string-value="https://securityinabox.org/en/guide/firefox/linux" calcext:value-type="string">
            <text:p>https://securityinabox.org/en/guide/firefox/linux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17),&quot;&quot;//a/@href&quot;&quot;)&quot;);&quot;https://www.google.com/url?q=https://securityinabox.org/en/guide/firefox/linux&amp;sa=D&amp;ust=1511346004883000&amp;usg=AFQjCNHXElz8BpmTNDwQ1M7qITB5vveFAQ&quot;)" office:value-type="string" office:string-value="https://www.google.com/url?q=https://securityinabox.org/en/guide/firefox/linux&amp;sa=D&amp;ust=1511346004883000&amp;usg=AFQjCNHXElz8BpmTNDwQ1M7qITB5vveFAQ" calcext:value-type="string">
            <text:p>https://www.google.com/url?q=https://securityinabox.org/en/guide/firefox/linux&amp;sa=D&amp;ust=1511346004883000&amp;usg=AFQjCNHXElz8BpmTNDwQ1M7qITB5vveFAQ</text:p>
          </table:table-cell>
          <table:table-cell table:number-columns-repeated="1002"/>
        </table:table-row>
        <table:table-row table:style-name="ro1">
          <table:table-cell table:formula="of:=[.A17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jitsi/linux" xlink:type="simple">Jitsi for Linux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18];SEARCH(&quot;&amp;sa&quot;;[.V18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8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hunderbird/linux" xlink:type="simple">Thunderbird, Enigmail and OpenPGP for Linux - Secure Email</text:a></text:p>
          </table:table-cell>
          <table:table-cell table:style-name="ce9" office:value-type="string" calcext:value-type="string">
            <text:p>Email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19];SEARCH(&quot;&amp;sa&quot;;[.V19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19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orbrowser/linux" xlink:type="simple">Tor Browser for Linux - Online anonymity and circumvention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0];SEARCH(&quot;&amp;sa&quot;;[.V20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0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basic-security/windows" xlink:type="simple">Basic security for Windows</text:a></text:p>
          </table:table-cell>
          <table:table-cell table:style-name="ce9" office:value-type="string" calcext:value-type="string">
            <text:p>Window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1];SEARCH(&quot;&amp;sa&quot;;[.V21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1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keepassx/windows" xlink:type="simple">KeePassX for Windows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22];SEARCH(&quot;&amp;sa&quot;;[.V22])-1);&quot;https://www.google.com/url?q=&quot;;&quot;&quot;)" office:value-type="string" office:string-value="https://securityinabox.org/en/guide/keepassx/windows" calcext:value-type="string">
            <text:p>https://securityinabox.org/en/guide/keepassx/windows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22),&quot;&quot;//a/@href&quot;&quot;)&quot;);&quot;https://www.google.com/url?q=https://securityinabox.org/en/guide/keepassx/windows&amp;sa=D&amp;ust=1511346208084000&amp;usg=AFQjCNGzNt5bi0PRYt1e7Mq_N_PPahjahQ&quot;)" office:value-type="string" office:string-value="https://www.google.com/url?q=https://securityinabox.org/en/guide/keepassx/windows&amp;sa=D&amp;ust=1511346208084000&amp;usg=AFQjCNGzNt5bi0PRYt1e7Mq_N_PPahjahQ" calcext:value-type="string">
            <text:p>https://www.google.com/url?q=https://securityinabox.org/en/guide/keepassx/windows&amp;sa=D&amp;ust=1511346208084000&amp;usg=AFQjCNGzNt5bi0PRYt1e7Mq_N_PPahjahQ</text:p>
          </table:table-cell>
          <table:table-cell table:number-columns-repeated="1002"/>
        </table:table-row>
        <table:table-row table:style-name="ro1">
          <table:table-cell table:formula="of:=[.A22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veracrypt/windows" xlink:type="simple">VeraCrypt for Windows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3];SEARCH(&quot;&amp;sa&quot;;[.V23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3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firefox/windows" xlink:type="simple">Firefox and Security Add-Ons for Windows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4];SEARCH(&quot;&amp;sa&quot;;[.V24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4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jitsi/windows" xlink:type="simple">Jitsi for Windows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5];SEARCH(&quot;&amp;sa&quot;;[.V25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25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25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hunderbird/windows" xlink:type="simple">Thunderbird, Enigmail and OpenPGP for Windows - Secure Email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6];SEARCH(&quot;&amp;sa&quot;;[.V26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6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orbrowser/windows" xlink:type="simple">Tor Browser for Windows - Online anonymity and censorship circumvention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7];SEARCH(&quot;&amp;sa&quot;;[.V27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7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avast/windows" xlink:type="simple">avast! - anti-malware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28];SEARCH(&quot;&amp;sa&quot;;[.V28])-1);&quot;https://www.google.com/url?q=&quot;;&quot;&quot;)" office:value-type="string" office:string-value="https://securityinabox.org/en/guide/avast/windows" calcext:value-type="string">
            <text:p>https://securityinabox.org/en/guide/avast/windows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28),&quot;&quot;//a/@href&quot;&quot;)&quot;);&quot;https://www.google.com/url?q=https://securityinabox.org/en/guide/avast/windows&amp;sa=D&amp;ust=1511346329600000&amp;usg=AFQjCNFLIJmT4Rlpm4CR6wiMHYeOwHYKUg&quot;)" office:value-type="string" office:string-value="https://www.google.com/url?q=https://securityinabox.org/en/guide/avast/windows&amp;sa=D&amp;ust=1511346329600000&amp;usg=AFQjCNFLIJmT4Rlpm4CR6wiMHYeOwHYKUg" calcext:value-type="string">
            <text:p>https://www.google.com/url?q=https://securityinabox.org/en/guide/avast/windows&amp;sa=D&amp;ust=1511346329600000&amp;usg=AFQjCNFLIJmT4Rlpm4CR6wiMHYeOwHYKUg</text:p>
          </table:table-cell>
          <table:table-cell table:number-columns-repeated="1002"/>
        </table:table-row>
        <table:table-row table:style-name="ro1">
          <table:table-cell table:formula="of:=[.A28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spybot/windows" xlink:type="simple">Spybot for Windows - anti-spyware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29];SEARCH(&quot;&amp;sa&quot;;[.V29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29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comodo/windows" xlink:type="simple">Comodo for Windows - network firewall</text:a></text:p>
          </table:table-cell>
          <table:table-cell table:style-name="ce9" office:value-type="string" calcext:value-type="string">
            <text:p>Malware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0];SEARCH(&quot;&amp;sa&quot;;[.V30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30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cobian/windows" xlink:type="simple">Cobian Backup for Windows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1];SEARCH(&quot;&amp;sa&quot;;[.V31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1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31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eraser/windows" xlink:type="simple">Eraser for Windows - secure file removal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32];SEARCH(&quot;&amp;sa&quot;;[.V32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1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32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ccleaner/windows" xlink:type="simple">CCleaner for Windows - secure file deletion and session cleanup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3];SEARCH(&quot;&amp;sa&quot;;[.V33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33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pidgin/windows" xlink:type="simple">Pidgin with OTR for Windows - secure instant messaging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34];SEARCH(&quot;&amp;sa&quot;;[.V34])-1);&quot;https://www.google.com/url?q=&quot;;&quot;&quot;)" office:value-type="string" office:string-value="https://securityinabox.org/en/guide/pidgin/windows" calcext:value-type="string">
            <text:p>https://securityinabox.org/en/guide/pidgin/windows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4),&quot;&quot;//a/@href&quot;&quot;)&quot;);&quot;https://www.google.com/url?q=https://securityinabox.org/en/guide/pidgin/windows&amp;sa=D&amp;ust=1511345939376000&amp;usg=AFQjCNEBnlQLVrtFT_d37jZKMJxy47Ftvw&quot;)" office:value-type="string" office:string-value="https://www.google.com/url?q=https://securityinabox.org/en/guide/pidgin/windows&amp;sa=D&amp;ust=1511345939376000&amp;usg=AFQjCNEBnlQLVrtFT_d37jZKMJxy47Ftvw" calcext:value-type="string">
            <text:p>https://www.google.com/url?q=https://securityinabox.org/en/guide/pidgin/windows&amp;sa=D&amp;ust=1511345939376000&amp;usg=AFQjCNEBnlQLVrtFT_d37jZKMJxy47Ftvw</text:p>
          </table:table-cell>
          <table:table-cell table:number-columns-repeated="1002"/>
        </table:table-row>
        <table:table-row table:style-name="ro1">
          <table:table-cell table:formula="of:=[.A34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gpg4usb/windows" xlink:type="simple">gpg4usb for Windows - email and file encryption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5];SEARCH(&quot;&amp;sa&quot;;[.V35])-1);&quot;https://www.google.com/url?q=&quot;;&quot;&quot;)" office:value-type="string" office:string-value="https://securityinabox.org/en/guide/pidgin/windows" calcext:value-type="string">
            <text:p>https://securityinabox.org/en/guide/pidgin/windows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4),&quot;&quot;//a/@href&quot;&quot;)&quot;);&quot;https://www.google.com/url?q=https://securityinabox.org/en/guide/pidgin/windows&amp;sa=D&amp;ust=1511345939376000&amp;usg=AFQjCNEBnlQLVrtFT_d37jZKMJxy47Ftvw&quot;)" office:value-type="string" office:string-value="https://www.google.com/url?q=https://securityinabox.org/en/guide/pidgin/windows&amp;sa=D&amp;ust=1511345939376000&amp;usg=AFQjCNEBnlQLVrtFT_d37jZKMJxy47Ftvw" calcext:value-type="string">
            <text:p>https://www.google.com/url?q=https://securityinabox.org/en/guide/pidgin/windows&amp;sa=D&amp;ust=1511345939376000&amp;usg=AFQjCNEBnlQLVrtFT_d37jZKMJxy47Ftvw</text:p>
          </table:table-cell>
          <table:table-cell table:number-columns-repeated="1002"/>
        </table:table-row>
        <table:table-row table:style-name="ro1">
          <table:table-cell table:formula="of:=[.A35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keepassx/mac" xlink:type="simple">KeePassX for Mac OS X - Secure password manager</text:a></text:p>
          </table:table-cell>
          <table:table-cell table:style-name="ce9" office:value-type="string" calcext:value-type="string">
            <text:p>Password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6];SEARCH(&quot;&amp;sa&quot;;[.V36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36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veracrypt/mac" xlink:type="simple">VeraCrypt for Mac OS X - secure file storage</text:a></text:p>
          </table:table-cell>
          <table:table-cell table:style-name="ce9" office:value-type="string" calcext:value-type="string">
            <text:p>Data Safekeep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7];SEARCH(&quot;&amp;sa&quot;;[.V37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7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37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firefox/mac" xlink:type="simple">Firefox and Security Add-Ons for Mac OS X - Secure Web Browser</text:a></text:p>
          </table:table-cell>
          <table:table-cell table:style-name="ce9" office:value-type="string" calcext:value-type="string">
            <text:p>Browsing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38];SEARCH(&quot;&amp;sa&quot;;[.V38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37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38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jitsi/mac" xlink:type="simple">Jitsi for Mac OS X - Secure instant messaging and VoIP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39];SEARCH(&quot;&amp;sa&quot;;[.V39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39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hunderbird/mac" xlink:type="simple">Thunderbird, Enigmail and OpenPGP for Mac OS X - secure email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0];SEARCH(&quot;&amp;sa&quot;;[.V40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0),&quot;&quot;//a/@href&quot;&quot;)&quot;);&quot;Loading...&quot;)" office:value-type="string" office:string-value="Loading..." calcext:value-type="string">
            <text:p>Loading...</text:p>
          </table:table-cell>
          <table:table-cell table:number-columns-repeated="1002"/>
        </table:table-row>
        <table:table-row table:style-name="ro1">
          <table:table-cell table:formula="of:=[.A40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torbrowser/mac" xlink:type="simple">Tor Browser for Mac OS X - Online anonymity and circumvention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1];SEARCH(&quot;&amp;sa&quot;;[.V41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1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signal/android" xlink:type="simple">Signal for Android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Secure messaging and calling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42];SEARCH(&quot;&amp;sa&quot;;[.V42])-1);&quot;https://www.google.com/url?q=&quot;;&quot;&quot;)" office:value-type="string" office:string-value="https://securityinabox.org/en/guide/signal/android" calcext:value-type="string">
            <text:p>https://securityinabox.org/en/guide/signal/android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2),&quot;&quot;//a/@href&quot;&quot;)&quot;);&quot;https://www.google.com/url?q=https://securityinabox.org/en/guide/signal/android&amp;sa=D&amp;ust=1511346329556000&amp;usg=AFQjCNFxzKlN-RZy4osJikPE2WyIQjnBJQ&quot;)" office:value-type="string" office:string-value="https://www.google.com/url?q=https://securityinabox.org/en/guide/signal/android&amp;sa=D&amp;ust=1511346329556000&amp;usg=AFQjCNFxzKlN-RZy4osJikPE2WyIQjnBJQ" calcext:value-type="string">
            <text:p>https://www.google.com/url?q=https://securityinabox.org/en/guide/signal/android&amp;sa=D&amp;ust=1511346329556000&amp;usg=AFQjCNFxzKlN-RZy4osJikPE2WyIQjnBJQ</text:p>
          </table:table-cell>
          <table:table-cell table:number-columns-repeated="1002"/>
        </table:table-row>
        <table:table-row table:style-name="ro1">
          <table:table-cell table:formula="of:=[.A42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basic-security/android" xlink:type="simple">Basic Android security setup guide</text:a></text:p>
          </table:table-cell>
          <table:table-cell table:style-name="ce9" office:value-type="string" calcext:value-type="string">
            <text:p>Android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43];SEARCH(&quot;&amp;sa&quot;;[.V43])-1);&quot;https://www.google.com/url?q=&quot;;&quot;&quot;)" office:value-type="string" office:string-value="https://securityinabox.org/en/guide/signal/android" calcext:value-type="string">
            <text:p>https://securityinabox.org/en/guide/signal/android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2),&quot;&quot;//a/@href&quot;&quot;)&quot;);&quot;https://www.google.com/url?q=https://securityinabox.org/en/guide/signal/android&amp;sa=D&amp;ust=1511346329556000&amp;usg=AFQjCNFxzKlN-RZy4osJikPE2WyIQjnBJQ&quot;)" office:value-type="string" office:string-value="https://www.google.com/url?q=https://securityinabox.org/en/guide/signal/android&amp;sa=D&amp;ust=1511346329556000&amp;usg=AFQjCNFxzKlN-RZy4osJikPE2WyIQjnBJQ" calcext:value-type="string">
            <text:p>https://www.google.com/url?q=https://securityinabox.org/en/guide/signal/android&amp;sa=D&amp;ust=1511346329556000&amp;usg=AFQjCNFxzKlN-RZy4osJikPE2WyIQjnBJQ</text:p>
          </table:table-cell>
          <table:table-cell table:number-columns-repeated="1002"/>
        </table:table-row>
        <table:table-row table:style-name="ro1">
          <table:table-cell table:formula="of:=[.A43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apg/android" xlink:type="simple">Android Privacy Guard (APG) for Android devices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4];SEARCH(&quot;&amp;sa&quot;;[.V44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4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k9/android" xlink:type="simple">K9 with APG for Android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5];SEARCH(&quot;&amp;sa&quot;;[.V45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5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keepassdroid/android" xlink:type="simple">KeePassDroid for Android</text:a></text:p>
          </table:table-cell>
          <table:table-cell table:style-name="ce9" office:value-type="string" calcext:value-type="string">
            <text:p>Passwords</text:p>
          </table:table-cell>
          <table:table-cell table:style-name="ce9" office:value-type="string" calcext:value-type="string">
            <text:p>Secure password manager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46];SEARCH(&quot;&amp;sa&quot;;[.V46])-1);&quot;https://www.google.com/url?q=&quot;;&quot;&quot;)" office:value-type="string" office:string-value="https://securityinabox.org/en/guide/keepassdroid/android" calcext:value-type="string">
            <text:p>https://securityinabox.org/en/guide/keepassdroid/android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6),&quot;&quot;//a/@href&quot;&quot;)&quot;);&quot;https://www.google.com/url?q=https://securityinabox.org/en/guide/keepassdroid/android&amp;sa=D&amp;ust=1511346060517000&amp;usg=AFQjCNFvHDx5kNrpmLRSLMRC_UMN-KT1Pg&quot;)" office:value-type="string" office:string-value="https://www.google.com/url?q=https://securityinabox.org/en/guide/keepassdroid/android&amp;sa=D&amp;ust=1511346060517000&amp;usg=AFQjCNFvHDx5kNrpmLRSLMRC_UMN-KT1Pg" calcext:value-type="string">
            <text:p>https://www.google.com/url?q=https://securityinabox.org/en/guide/keepassdroid/android&amp;sa=D&amp;ust=1511346060517000&amp;usg=AFQjCNFvHDx5kNrpmLRSLMRC_UMN-KT1Pg</text:p>
          </table:table-cell>
          <table:table-cell table:number-columns-repeated="1002"/>
        </table:table-row>
        <table:table-row table:style-name="ro1">
          <table:table-cell table:formula="of:=[.A46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obscuracam/android" xlink:type="simple">ObscuraCam for Android</text:a></text:p>
          </table:table-cell>
          <table:table-cell table:number-columns-repeated="3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7];SEARCH(&quot;&amp;sa&quot;;[.V47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7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orbot/android" xlink:type="simple">Orbot for Android</text:a></text:p>
          </table:table-cell>
          <table:table-cell table:style-name="ce9" office:value-type="string" calcext:value-type="string">
            <text:p>Anonymity, Anti-censorship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48];SEARCH(&quot;&amp;sa&quot;;[.V48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48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orweb/android" xlink:type="simple">Orweb for Android</text:a></text:p>
          </table:table-cell>
          <table:table-cell table:style-name="ce9" office:value-type="string" calcext:value-type="string">
            <text:p>Anonymity, Anti-censorship</text:p>
          </table:table-cell>
          <table:table-cell table:style-name="ce9" office:value-type="string" calcext:value-type="string">
            <text:p>Tor Browser on Android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49];SEARCH(&quot;&amp;sa&quot;;[.V49])-1);&quot;https://www.google.com/url?q=&quot;;&quot;&quot;)" office:value-type="string" office:string-value="https://securityinabox.org/en/guide/orweb/android" calcext:value-type="string">
            <text:p>https://securityinabox.org/en/guide/orweb/android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9),&quot;&quot;//a/@href&quot;&quot;)&quot;);&quot;https://www.google.com/url?q=https://securityinabox.org/en/guide/orweb/android&amp;sa=D&amp;ust=1511346071673000&amp;usg=AFQjCNEktoaXW6AQZaukaaq_6OjnVEvCiQ&quot;)" office:value-type="string" office:string-value="https://www.google.com/url?q=https://securityinabox.org/en/guide/orweb/android&amp;sa=D&amp;ust=1511346071673000&amp;usg=AFQjCNEktoaXW6AQZaukaaq_6OjnVEvCiQ" calcext:value-type="string">
            <text:p>https://www.google.com/url?q=https://securityinabox.org/en/guide/orweb/android&amp;sa=D&amp;ust=1511346071673000&amp;usg=AFQjCNEktoaXW6AQZaukaaq_6OjnVEvCiQ</text:p>
          </table:table-cell>
          <table:table-cell table:number-columns-repeated="1002"/>
        </table:table-row>
        <table:table-row table:style-name="ro1">
          <table:table-cell table:formula="of:=[.A49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mailvelope/web" xlink:type="simple">Mailvelope - OpenPGP encryption for webmail</text:a></text:p>
          </table:table-cell>
          <table:table-cell table:style-name="ce9" office:value-type="string" calcext:value-type="string">
            <text:p>Communication</text:p>
          </table:table-cell>
          <table:table-cell table:style-name="ce9" office:value-type="string" calcext:value-type="string">
            <text:p>GPG Email encryption on Firefox and Chrome</text:p>
          </table:table-cell>
          <table:table-cell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50];SEARCH(&quot;&amp;sa&quot;;[.V50])-1);&quot;https://www.google.com/url?q=&quot;;&quot;&quot;)" office:value-type="string" office:string-value="https://securityinabox.org/en/guide/orweb/android" calcext:value-type="string">
            <text:p>https://securityinabox.org/en/guide/orweb/android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49),&quot;&quot;//a/@href&quot;&quot;)&quot;);&quot;https://www.google.com/url?q=https://securityinabox.org/en/guide/orweb/android&amp;sa=D&amp;ust=1511346071673000&amp;usg=AFQjCNEktoaXW6AQZaukaaq_6OjnVEvCiQ&quot;)" office:value-type="string" office:string-value="https://www.google.com/url?q=https://securityinabox.org/en/guide/orweb/android&amp;sa=D&amp;ust=1511346071673000&amp;usg=AFQjCNEktoaXW6AQZaukaaq_6OjnVEvCiQ" calcext:value-type="string">
            <text:p>https://www.google.com/url?q=https://securityinabox.org/en/guide/orweb/android&amp;sa=D&amp;ust=1511346071673000&amp;usg=AFQjCNEktoaXW6AQZaukaaq_6OjnVEvCiQ</text:p>
          </table:table-cell>
          <table:table-cell table:number-columns-repeated="1002"/>
        </table:table-row>
        <table:table-row table:style-name="ro1">
          <table:table-cell table:formula="of:=[.A50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riseup/web" xlink:type="simple">Riseup - secure email service</text:a></text:p>
          </table:table-cell>
          <table:table-cell table:style-name="ce9" office:value-type="string" calcext:value-type="string">
            <text:p>Communication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2" table:formula="of:=SUBSTITUTE(LEFT([.V51];SEARCH(&quot;&amp;sa&quot;;[.V51])-1);&quot;https://www.google.com/url?q=&quot;;&quot;&quot;)" office:value-type="string" office:string-value="" calcext:value-type="error">
            <text:p>#VALUE!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/>
          <table:table-cell table:number-columns-repeated="1003"/>
        </table:table-row>
        <table:table-row table:style-name="ro1">
          <table:table-cell table:formula="of:=[.A51]" office:value-type="string" office:string-value="Security in a box" calcext:value-type="string">
            <text:p>Security in a box</text:p>
          </table:table-cell>
          <table:table-cell table:style-name="ce7" office:value-type="string" calcext:value-type="string">
            <text:p><text:a xlink:href="https://securityinabox.org/en/guide/social-networking/web" xlink:type="simple">Social networking platforms</text:a></text:p>
          </table:table-cell>
          <table:table-cell table:style-name="ce5" office:value-type="string" calcext:value-type="string">
            <text:p>Social Networks</text:p>
          </table:table-cell>
          <table:table-cell table:number-columns-repeated="2"/>
          <table:table-cell table:style-name="ce9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number-columns-repeated="6"/>
          <table:table-cell table:style-name="ce13" table:formula="of:=SUBSTITUTE(LEFT([.V52];SEARCH(&quot;&amp;sa&quot;;[.V52])-1);&quot;https://www.google.com/url?q=&quot;;&quot;&quot;)" office:value-type="string" office:string-value="https://securityinabox.org/en/guide/social-networking/web" calcext:value-type="string">
            <text:p>https://securityinabox.org/en/guide/social-networking/web</text:p>
          </table:table-cell>
          <table:table-cell table:style-name="ce2" office:value-type="string" calcext:value-type="string">
            <text:p>Front Line Defenders and Tactical Technology Collective</text:p>
          </table:table-cell>
          <table:table-cell table:style-name="ce6" office:value-type="string" calcext:value-type="string">
            <text:p><text:a xlink:href="https://tacticaltech.org/" xlink:type="simple">https://tacticaltech.org/</text:a></text:p>
          </table:table-cell>
          <table:table-cell table:number-columns-repeated="4"/>
          <table:table-cell table:style-name="ce9" table:formula="of:=loadwebtext([.N52])" office:value-type="string" office:string-value="#ERROR!" calcext:value-type="string">
            <text:p>#ERROR!</text:p>
          </table:table-cell>
          <table:table-cell table:style-name="ce15" table:formula="of:=IFERROR(__xludf.dummyfunction(&quot;IMPORTXML(&quot;&quot;https://docs.google.com/spreadsheets/d/e/2PACX-1vRx4T_7_-dfO4z0jayg2qsmSu5nxBbZuA2pYymrQZP_vTPya8ZKtgDRFae55HGslk_tbSag4yBzXLxX/pubhtml?gid=0&amp;single=true&amp;chrome=false&amp;range=&quot;&quot;&amp;cell(&quot;&quot;address&quot;&quot;,B52),&quot;&quot;//a/@href&quot;&quot;)&quot;);&quot;https://www.google.com/url?q=https://securityinabox.org/en/guide/social-networking/web&amp;sa=D&amp;ust=1511346253222000&amp;usg=AFQjCNEXC0kt4ue9DWyxJu8CezXGmz0-_A&quot;)" office:value-type="string" office:string-value="https://www.google.com/url?q=https://securityinabox.org/en/guide/social-networking/web&amp;sa=D&amp;ust=1511346253222000&amp;usg=AFQjCNEXC0kt4ue9DWyxJu8CezXGmz0-_A" calcext:value-type="string">
            <text:p>https://www.google.com/url?q=https://securityinabox.org/en/guide/social-networking/web&amp;sa=D&amp;ust=1511346253222000&amp;usg=AFQjCNEXC0kt4ue9DWyxJu8CezXGmz0-_A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<text:a xlink:href="http://privacytools.io" xlink:type="simple">privacytools.io</text:a></text:p>
          </table:table-cell>
          <table:table-cell/>
          <table:table-cell table:style-name="ce5" office:value-type="string" calcext:value-type="string">
            <text:p>Basic Defense</text:p>
          </table:table-cell>
          <table:table-cell table:style-name="ce5" office:value-type="string" calcext:value-type="string">
            <text:p>Introduce tools available for specific purposes</text:p>
          </table:table-cell>
          <table:table-cell table:style-name="ce5"/>
          <table:table-cell table:style-name="ce5" office:value-type="string" calcext:value-type="string">
            <text:p>Tools introduction</text:p>
          </table:table-cell>
          <table:table-cell table:style-name="ce5" office:value-type="string" calcext:value-type="string">
            <text:p>tables</text:p>
          </table:table-cell>
          <table:table-cell table:style-name="ce5" table:number-columns-repeated="3"/>
          <table:table-cell table:style-name="ce5" office:value-type="string" calcext:value-type="string">
            <text:p>VPN, Email, Cloud storage, Social networks, Search engine, Domain name system, </text:p>
          </table:table-cell>
          <table:table-cell table:style-name="ce5" table:number-columns-repeated="9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4" office:value-type="string" calcext:value-type="string">
            <text:p>Privacy International Explainers</text:p>
          </table:table-cell>
          <table:table-cell table:style-name="ce2" table:number-columns-repeated="19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54]" office:value-type="string" office:string-value="Privacy International Explainers" calcext:value-type="string">
            <text:p>Privacy International Explainers</text:p>
          </table:table-cell>
          <table:table-cell table:style-name="ce5" office:value-type="string" calcext:value-type="string">
            <text:p>What is Privacy?</text:p>
          </table:table-cell>
          <table:table-cell table:style-name="ce5" office:value-type="string" calcext:value-type="string">
            <text:p>Privacy</text:p>
          </table:table-cell>
          <table:table-cell table:style-name="ce5" office:value-type="string" calcext:value-type="string">
            <text:p>Short video on why privacy is so important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68" xlink:type="simple">https://privacyinternational.org/node/568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4"/>
          <table:table-cell table:style-name="ce5" office:value-type="string" calcext:value-type="string">
            <text:p>Thai version: https://www.youtube.com/watch?v=rJPndjLogaU</text:p>
          </table:table-cell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55]" office:value-type="string" office:string-value="Privacy International Explainers" calcext:value-type="string">
            <text:p>Privacy International Explainers</text:p>
          </table:table-cell>
          <table:table-cell table:style-name="ce5" office:value-type="string" calcext:value-type="string">
            <text:p>What is Data Exploitation?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explaining the risks of data exploitation and we need to do about it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1037" xlink:type="simple">https://privacyinternational.org/node/1037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4"/>
          <table:table-cell table:style-name="ce5" office:value-type="string" calcext:value-type="string">
            <text:p>Multilanguage version on Youtube https://www.youtube.com/channel/UCwyKZWhsD2YFg8huOaO3IOg/videos</text:p>
          </table:table-cell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56]" office:value-type="string" office:string-value="Privacy International Explainers" calcext:value-type="string">
            <text:p>Privacy International Explainers</text:p>
          </table:table-cell>
          <table:table-cell table:number-columns-repeated="2" table:style-name="ce5" office:value-type="string" calcext:value-type="string">
            <text:p>Metadata</text:p>
          </table:table-cell>
          <table:table-cell table:style-name="ce5" office:value-type="string" calcext:value-type="string">
            <text:p>explaining what is metadata and why we think it is important that your metadata is protected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metadat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3" xlink:type="simple">https://privacyinternational.org/node/573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5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57]" office:value-type="string" office:string-value="Privacy International Explainers" calcext:value-type="string">
            <text:p>Privacy International Explainers</text:p>
          </table:table-cell>
          <table:table-cell table:style-name="ce5" office:value-type="string" calcext:value-type="string">
            <text:p>Data Protection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explaining what data protection is and why it is so important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data protec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0" xlink:type="simple">https://privacyinternational.org/node/570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5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58]" office:value-type="string" office:string-value="Privacy International Explainers" calcext:value-type="string">
            <text:p>Privacy International Explainers</text:p>
          </table:table-cell>
          <table:table-cell table:style-name="ce5" office:value-type="string" calcext:value-type="string">
            <text:p>Communication Surveillance</text:p>
          </table:table-cell>
          <table:table-cell table:style-name="ce5" office:value-type="string" calcext:value-type="string">
            <text:p>Surveillance</text:p>
          </table:table-cell>
          <table:table-cell table:style-name="ce5" office:value-type="string" calcext:value-type="string">
            <text:p>explaining what communications surveillance is and why we are calling for an end to mass communications surveillance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surveillanc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69" xlink:type="simple">https://privacyinternational.org/node/569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5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59]" office:value-type="string" office:string-value="Privacy International Explainers" calcext:value-type="string">
            <text:p>Privacy International Explainers</text:p>
          </table:table-cell>
          <table:table-cell table:number-columns-repeated="2" table:style-name="ce5" office:value-type="string" calcext:value-type="string">
            <text:p>Big data</text:p>
          </table:table-cell>
          <table:table-cell table:style-name="ce5" office:value-type="string" calcext:value-type="string">
            <text:p>explaining what big data is and what the implications are for our </text:p>
            <text:p>privacy when Governments and companies have access to this much data </text:p>
            <text:p>about us.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rivacy, big data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privacyinternational.org/node/572" xlink:type="simple">https://privacyinternational.org/node/572</text:a></text:p>
          </table:table-cell>
          <table:table-cell table:style-name="ce5" office:value-type="string" calcext:value-type="string">
            <text:p>Privacy International</text:p>
          </table:table-cell>
          <table:table-cell table:style-name="ce5" table:number-columns-repeated="5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2" office:value-type="string" calcext:value-type="string">
            <text:p>EFF Self-defense</text:p>
          </table:table-cell>
          <table:table-cell table:style-name="ce8"/>
          <table:table-cell table:style-name="ce2" office:value-type="string" calcext:value-type="string">
            <text:p>Basic Defense</text:p>
          </table:table-cell>
          <table:table-cell table:style-name="ce2" office:value-type="string" calcext:value-type="string">
            <text:p>Role-based course playlists on basic security things to look out for Human Rights Activists, Journalists, etc</text:p>
          </table:table-cell>
          <table:table-cell table:style-name="ce2" table:number-columns-repeated="2"/>
          <table:table-cell table:style-name="ce2" office:value-type="string" calcext:value-type="string">
            <text:p>articles</text:p>
          </table:table-cell>
          <table:table-cell table:style-name="ce2"/>
          <table:table-cell table:style-name="ce2" office:value-type="string" calcext:value-type="string">
            <text:p>China</text:p>
          </table:table-cell>
          <table:table-cell table:style-name="ce2" table:number-columns-repeated="11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61]" office:value-type="string" office:string-value="EFF Self-defense" calcext:value-type="string">
            <text:p>EFF Self-defense</text:p>
          </table:table-cell>
          <table:table-cell table:style-name="ce5" office:value-type="string" calcext:value-type="string">
            <text:p>Animated Overview: How Strong Encryption Can Help Avoid Online Surveillance</text:p>
          </table:table-cell>
          <table:table-cell table:style-name="ce5" office:value-type="string" calcext:value-type="string">
            <text:p>Encryption</text:p>
          </table:table-cell>
          <table:table-cell table:style-name="ce5" table:number-columns-repeated="2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encryp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sd.eff.org/en/module/animated-overview-how-strong-encryption-can-help-avoid-online-surveillance" xlink:type="simple">https://ssd.eff.org/en/module/animated-overview-how-strong-encryption-can-help-avoid-online-surveillance</text:a></text:p>
          </table:table-cell>
          <table:table-cell table:style-name="ce5" office:value-type="string" calcext:value-type="string">
            <text:p>EFF</text:p>
          </table:table-cell>
          <table:table-cell table:style-name="ce3" office:value-type="string" calcext:value-type="string">
            <text:p><text:a xlink:href="https://eff.org" xlink:type="simple">https://eff.org</text:a></text:p>
          </table:table-cell>
          <table:table-cell table:style-name="ce5" table:number-columns-repeated="4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2]" office:value-type="string" office:string-value="EFF Self-defense" calcext:value-type="string">
            <text:p>EFF Self-defense</text:p>
          </table:table-cell>
          <table:table-cell table:style-name="ce3" office:value-type="string" calcext:value-type="string">
            <text:p><text:a xlink:href="https://ssd.eff.org/en/module/animated-overview-how-make-super-secure-password-using-dice" xlink:type="simple">Animated Overview: How to Make a Super-Secure Password Using Dice</text:a></text:p>
          </table:table-cell>
          <table:table-cell table:style-name="ce5" office:value-type="string" calcext:value-type="string">
            <text:p>Password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/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assword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ssd.eff.org/en/module/animated-overview-how-make-super-secure-password-using-dice" xlink:type="simple">https://ssd.eff.org/en/module/animated-overview-how-make-super-secure-password-using-dice</text:a></text:p>
          </table:table-cell>
          <table:table-cell table:style-name="ce5" office:value-type="string" calcext:value-type="string">
            <text:p>EFF</text:p>
          </table:table-cell>
          <table:table-cell table:style-name="ce3" office:value-type="string" calcext:value-type="string">
            <text:p><text:a xlink:href="https://eff.org" xlink:type="simple">https://eff.org</text:a></text:p>
          </table:table-cell>
          <table:table-cell table:style-name="ce5" table:number-columns-repeated="4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3]" office:value-type="string" office:string-value="EFF Self-defense" calcext:value-type="string">
            <text:p>EFF Self-defense</text:p>
          </table:table-cell>
          <table:table-cell table:style-name="ce5" office:value-type="string" calcext:value-type="string">
            <text:p>Animated Overview: Protecting Your Device From Hackers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5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ssd.eff.org/en/module/animated-overview-protecting-your-device-hackers" xlink:type="simple">https://ssd.eff.org/en/module/animated-overview-protecting-your-device-hackers</text:a></text:p>
          </table:table-cell>
          <table:table-cell table:style-name="ce5" office:value-type="string" calcext:value-type="string">
            <text:p>EFF</text:p>
          </table:table-cell>
          <table:table-cell table:style-name="ce3" office:value-type="string" calcext:value-type="string">
            <text:p><text:a xlink:href="https://eff.org" xlink:type="simple">https://eff.org</text:a></text:p>
          </table:table-cell>
          <table:table-cell table:style-name="ce5" table:number-columns-repeated="4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4]" office:value-type="string" office:string-value="EFF Self-defense" calcext:value-type="string">
            <text:p>EFF Self-defense</text:p>
          </table:table-cell>
          <table:table-cell table:style-name="ce5" office:value-type="string" calcext:value-type="string">
            <text:p>Animated Overview: Using Password Managers to Stay Safe Online</text:p>
          </table:table-cell>
          <table:table-cell table:style-name="ce5" office:value-type="string" calcext:value-type="string">
            <text:p>Password</text:p>
          </table:table-cell>
          <table:table-cell table:style-name="ce5" table:number-columns-repeated="2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5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ssd.eff.org/en/module/animated-overview-using-password-managers-stay-safe-online" xlink:type="simple">https://ssd.eff.org/en/module/animated-overview-using-password-managers-stay-safe-online</text:a></text:p>
          </table:table-cell>
          <table:table-cell table:style-name="ce5" office:value-type="string" calcext:value-type="string">
            <text:p>EFF</text:p>
          </table:table-cell>
          <table:table-cell table:style-name="ce3" office:value-type="string" calcext:value-type="string">
            <text:p><text:a xlink:href="https://eff.org" xlink:type="simple">https://eff.org</text:a></text:p>
          </table:table-cell>
          <table:table-cell table:style-name="ce5" table:number-columns-repeated="4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5]" office:value-type="string" office:string-value="EFF Self-defense" calcext:value-type="string">
            <text:p>EFF Self-defense</text:p>
          </table:table-cell>
          <table:table-cell table:style-name="ce5" office:value-type="string" calcext:value-type="string">
            <text:p>How to use KeepassX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Secure Password Manager</text:p>
          </table:table-cell>
          <table:table-cell table:style-name="ce5"/>
          <table:table-cell table:style-name="ce5" office:value-type="string" calcext:value-type="string">
            <text:p>Howto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3"/>
          <table:table-cell table:style-name="ce5" office:value-type="string" calcext:value-type="string">
            <text:p>password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youtube.com/watch?v=z-cKvTUUgNQ" xlink:type="simple">https://www.youtube.com/watch?v=z-cKvTUUgNQ</text:a></text:p>
          </table:table-cell>
          <table:table-cell table:style-name="ce3" office:value-type="string" calcext:value-type="string">
            <text:p><text:a xlink:href="https://www.youtube.com/channel/UCsyFaz9C8jrm4imbpV4yUBQ" xlink:type="simple">https://www.youtube.com/channel/UCsyFaz9C8jrm4imbpV4yUBQ</text:a></text:p>
          </table:table-cell>
          <table:table-cell table:style-name="ce3" office:value-type="string" calcext:value-type="string">
            <text:p><text:a xlink:href="https://www.youtube.com/channel/UCsyFaz9C8jrm4imbpV4yUBQ" xlink:type="simple">https://www.youtube.com/channel/UCsyFaz9C8jrm4imbpV4yUBQ</text:a></text:p>
          </table:table-cell>
          <table:table-cell table:style-name="ce5" table:number-columns-repeated="4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2" office:value-type="string" calcext:value-type="string">
            <text:p>Advocacy Assembly Courses</text:p>
          </table:table-cell>
          <table:table-cell table:style-name="ce2" table:number-columns-repeated="2"/>
          <table:table-cell table:style-name="ce2" office:value-type="string" calcext:value-type="string">
            <text:p>Online courses for Human Rights Activists</text:p>
          </table:table-cell>
          <table:table-cell table:style-name="ce2"/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video</text:p>
          </table:table-cell>
          <table:table-cell table:style-name="ce2" table:number-columns-repeated="6"/>
          <table:table-cell table:style-name="ce6" office:value-type="string" calcext:value-type="string">
            <text:p><text:a xlink:href="https://advocacyassembly.org/en/courses/" xlink:type="simple">https://advocacyassembly.org/en/courses/</text:a></text:p>
          </table:table-cell>
          <table:table-cell table:style-name="ce2" table:number-columns-repeated="6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67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33/" xlink:type="simple">Secure communications</text:a></text:p>
          </table:table-cell>
          <table:table-cell table:style-name="ce5" office:value-type="string" calcext:value-type="string">
            <text:p>Communication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3"/>
          <table:table-cell table:style-name="ce5" office:value-type="string" calcext:value-type="string">
            <text:p>PGP, Jitsi</text:p>
          </table:table-cell>
          <table:table-cell table:style-name="ce5" table:number-columns-repeated="9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8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30/" xlink:type="simple">Phishing, Malware and Social Engineering</text:a></text:p>
          </table:table-cell>
          <table:table-cell table:style-name="ce5" office:value-type="string" calcext:value-type="string">
            <text:p>Malware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69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32/" xlink:type="simple">Staying Safe Online And Using Social Media</text:a></text:p>
          </table:table-cell>
          <table:table-cell table:style-name="ce5" office:value-type="string" calcext:value-type="string">
            <text:p>Social Networks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70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31/" xlink:type="simple">Secure passwords and encryption of data</text:a></text:p>
          </table:table-cell>
          <table:table-cell table:style-name="ce5" office:value-type="string" calcext:value-type="string">
            <text:p>Password, Data safekeeping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71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28/" xlink:type="simple">Right to Privacy: Introduction and Principles</text:a></text:p>
          </table:table-cell>
          <table:table-cell table:style-name="ce5" office:value-type="string" calcext:value-type="string">
            <text:p>Privacy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72]" office:value-type="string" office:string-value="Advocacy Assembly Courses" calcext:value-type="string">
            <text:p>Advocacy Assembly Courses</text:p>
          </table:table-cell>
          <table:table-cell table:style-name="ce3" office:value-type="string" calcext:value-type="string">
            <text:p><text:a xlink:href="https://advocacyassembly.org/en/courses/22/" xlink:type="simple">Right to Privacy: Data and Surveillance</text:a></text:p>
          </table:table-cell>
          <table:table-cell table:style-name="ce5" office:value-type="string" calcext:value-type="string">
            <text:p>Surveillance</text:p>
          </table:table-cell>
          <table:table-cell table:style-name="ce10"/>
          <table:table-cell table:style-name="ce5"/>
          <table:table-cell table:style-name="ce5" office:value-type="string" calcext:value-type="string">
            <text:p>Course</text:p>
          </table:table-cell>
          <table:table-cell table:style-name="ce5" office:value-type="string" calcext:value-type="string">
            <text:p>video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 table:number-rows-repeated="3">
          <table:table-cell table:style-name="ce5" table:number-columns-repeated="3"/>
          <table:table-cell table:style-name="ce10"/>
          <table:table-cell table:style-name="ce5" table:number-columns-repeated="1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/>
          <table:table-cell table:style-name="ce5" table:number-columns-repeated="1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/>
          <table:table-cell table:style-name="ce5"/>
          <table:table-cell table:style-name="ce10"/>
          <table:table-cell table:style-name="ce5" table:number-columns-repeated="1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6" office:value-type="string" calcext:value-type="string">
            <text:p><text:a xlink:href="https://www.youtube.com/channel/UCow9ZGJMNsZtAkz4ZvTtcJA" xlink:type="simple">How to engage in cyber policy</text:a></text:p>
          </table:table-cell>
          <table:table-cell table:style-name="ce8"/>
          <table:table-cell table:style-name="ce2" office:value-type="string" calcext:value-type="string">
            <text:p>Policy</text:p>
          </table:table-cell>
          <table:table-cell table:style-name="ce11" office:value-type="string" calcext:value-type="string">
            <text:p>Videos on different aspects of cyber policy - human rights, cybersecurity, regulatory frameworks and cyber capacity building - with a final regional module highlighting how these apply in Africa, Asia and Latin America.</text:p>
          </table:table-cell>
          <table:table-cell table:style-name="ce2" office:value-type="string" calcext:value-type="string">
            <text:p>This series aims to help human rights defenders develop the tools, </text:p>
            <text:p>skills and knowledge they need to engage effectively in cyber policy </text:p>
            <text:p>debates. </text:p>
            <text:p/>
            <text:p>The series is structured around five modules. The first</text:p>
            <text:p> four each focus on a different aspect of cyber policy - human rights, </text:p>
            <text:p>cybersecurity, regulatory frameworks and cyber capacity building - with a</text:p>
            <text:p> final regional module highlighting how these apply in Africa, Asia and </text:p>
            <text:p>Latin America.</text:p>
          </table:table-cell>
          <table:table-cell table:style-name="ce2" office:value-type="string" calcext:value-type="string">
            <text:p>Concept</text:p>
          </table:table-cell>
          <table:table-cell table:style-name="ce2" office:value-type="string" calcext:value-type="string">
            <text:p>Video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youtube.com/channel/UCow9ZGJMNsZtAkz4ZvTtcJA" xlink:type="simple">https://www.youtube.com/channel/UCow9ZGJMNsZtAkz4ZvTtcJA</text:a></text:p>
          </table:table-cell>
          <table:table-cell table:style-name="ce2" table:number-columns-repeated="6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style-name="ce2" office:value-type="string" calcext:value-type="string">
            <text:p>Me and My Shadow</text:p>
          </table:table-cell>
          <table:table-cell table:style-name="ce2" table:number-columns-repeated="13"/>
          <table:table-cell table:style-name="ce2" office:value-type="string" calcext:value-type="string">
            <text:p>Tactical Technology Collective</text:p>
          </table:table-cell>
          <table:table-cell table:style-name="ce2" table:number-columns-repeated="5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80]" office:value-type="string" office:string-value="Me and My Shadow" calcext:value-type="string">
            <text:p>Me and My Shadow</text:p>
          </table:table-cell>
          <table:table-cell table:number-columns-repeated="2" table:style-name="ce5" office:value-type="string" calcext:value-type="string">
            <text:p>Tracking</text:p>
          </table:table-cell>
          <table:table-cell table:style-name="ce5" office:value-type="string" calcext:value-type="string">
            <text:p>Who's collecting our data?</text:p>
            <text:p>how? and why? </text:p>
          </table:table-cell>
          <table:table-cell table:style-name="ce5"/>
          <table:table-cell table:style-name="ce5" office:value-type="string" calcext:value-type="string">
            <text:p>Concept</text:p>
          </table:table-cell>
          <table:table-cell table:style-name="ce5" office:value-type="string" calcext:value-type="string">
            <text:p>Articles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1]" office:value-type="string" office:string-value="Me and My Shadow" calcext:value-type="string">
            <text:p>Me and My Shadow</text:p>
          </table:table-cell>
          <table:table-cell table:style-name="ce5" office:value-type="string" calcext:value-type="string">
            <text:p>Control your data</text:p>
          </table:table-cell>
          <table:table-cell table:style-name="ce5" office:value-type="string" calcext:value-type="string">
            <text:p>Data</text:p>
          </table:table-cell>
          <table:table-cell table:style-name="ce5" table:number-columns-repeated="17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2]" office:value-type="string" office:string-value="Me and My Shadow" calcext:value-type="string">
            <text:p>Me and My Shadow</text:p>
          </table:table-cell>
          <table:table-cell table:style-name="ce5" office:value-type="string" calcext:value-type="string">
            <text:p>Two Factor Auth</text:p>
          </table:table-cell>
          <table:table-cell table:style-name="ce5" office:value-type="string" calcext:value-type="string">
            <text:p>Two Factor Authentication</text:p>
          </table:table-cell>
          <table:table-cell table:style-name="ce7" office:value-type="string" calcext:value-type="string">
            <text:p><text:a xlink:href="https://en.wikipedia.org/wiki/Two-factor_authentication" xlink:type="simple">List of websites and whether or not they support 2FA.</text:a></text:p>
          </table:table-cell>
          <table:table-cell table:style-name="ce5"/>
          <table:table-cell table:style-name="ce5" office:value-type="string" calcext:value-type="string">
            <text:p>Comparison</text:p>
          </table:table-cell>
          <table:table-cell table:style-name="ce5" office:value-type="string" calcext:value-type="string">
            <text:p>Table</text:p>
          </table:table-cell>
          <table:table-cell table:style-name="ce5" table:number-columns-repeated="6"/>
          <table:table-cell table:style-name="ce3" office:value-type="string" calcext:value-type="string">
            <text:p><text:a xlink:href="https://twofactorauth.org/" xlink:type="simple">https://twofactorauth.org/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3]" office:value-type="string" office:string-value="Me and My Shadow" calcext:value-type="string">
            <text:p>Me and My Shadow</text:p>
          </table:table-cell>
          <table:table-cell table:style-name="ce5" office:value-type="string" calcext:value-type="string">
            <text:p>Turn It On: The Ultimate Guide to Two-Factor Authentication (2FA)</text:p>
          </table:table-cell>
          <table:table-cell table:style-name="ce5" office:value-type="string" calcext:value-type="string">
            <text:p>Two Factor Authentication</text:p>
          </table:table-cell>
          <table:table-cell table:style-name="ce5" office:value-type="string" calcext:value-type="string">
            <text:p>Step-by-step tutorial on how to enable two factor authentication on popular websites such as Facebook</text:p>
          </table:table-cell>
          <table:table-cell table:style-name="ce5"/>
          <table:table-cell table:style-name="ce5" office:value-type="string" calcext:value-type="string">
            <text:p>Tutorial</text:p>
          </table:table-cell>
          <table:table-cell table:style-name="ce5" office:value-type="string" calcext:value-type="string">
            <text:p>Articles with pictures</text:p>
          </table:table-cell>
          <table:table-cell table:style-name="ce5" table:number-columns-repeated="6"/>
          <table:table-cell table:style-name="ce3" office:value-type="string" calcext:value-type="string">
            <text:p><text:a xlink:href="https://www.turnon2fa.com/" xlink:type="simple">https://www.turnon2fa.com/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4]" office:value-type="string" office:string-value="Me and My Shadow" calcext:value-type="string">
            <text:p>Me and My Shadow</text:p>
          </table:table-cell>
          <table:table-cell table:style-name="ce5" office:value-type="string" calcext:value-type="string">
            <text:p>Have I been pwned?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Check if your password has been leaked</text:p>
          </table:table-cell>
          <table:table-cell table:style-name="ce5" table:number-columns-repeated="9"/>
          <table:table-cell table:style-name="ce3" office:value-type="string" calcext:value-type="string">
            <text:p><text:a xlink:href="https://haveibeenpwned.com/" xlink:type="simple">https://haveibeenpwned.com/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2" office:value-type="string" calcext:value-type="string">
            <text:p>Holistic Security Guide</text:p>
          </table:table-cell>
          <table:table-cell table:style-name="ce2" table:number-columns-repeated="19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formula="of:=[.A86]" office:value-type="string" office:string-value="Holistic Security Guide" calcext:value-type="string">
            <text:p>Holistic Security Guide</text:p>
          </table:table-cell>
          <table:table-cell table:style-name="ce5" office:value-type="string" calcext:value-type="string">
            <text:p>Prepare</text:p>
          </table:table-cell>
          <table:table-cell table:style-name="ce5" office:value-type="string" calcext:value-type="string">
            <text:p>Security strategy</text:p>
          </table:table-cell>
          <table:table-cell table:style-name="ce5" office:value-type="string" calcext:value-type="string">
            <text:p>In Prepare, we will take the first steps towards adopting an organised approach to our security as human rights defenders.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7]" office:value-type="string" office:string-value="Holistic Security Guide" calcext:value-type="string">
            <text:p>Holistic Security Guide</text:p>
          </table:table-cell>
          <table:table-cell table:style-name="ce5" office:value-type="string" calcext:value-type="string">
            <text:p>Explore</text:p>
          </table:table-cell>
          <table:table-cell table:style-name="ce5" office:value-type="string" calcext:value-type="string">
            <text:p>Security strategy</text:p>
          </table:table-cell>
          <table:table-cell table:style-name="ce5" office:value-type="string" calcext:value-type="string">
            <text:p>In Explore, we will detail a number of tools which are useful for carrying out context analysis from a security perspective. These tools help us to accurately identify the threats we face, and strategies and plans to prevent or respond to them.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8]" office:value-type="string" office:string-value="Holistic Security Guide" calcext:value-type="string">
            <text:p>Holistic Security Guide</text:p>
          </table:table-cell>
          <table:table-cell table:style-name="ce5" office:value-type="string" calcext:value-type="string">
            <text:p>Strategise</text:p>
          </table:table-cell>
          <table:table-cell table:style-name="ce5" office:value-type="string" calcext:value-type="string">
            <text:p>Security strategy</text:p>
          </table:table-cell>
          <table:table-cell table:style-name="ce3" office:value-type="string" calcext:value-type="string">
            <text:p><text:a xlink:href="https://holistic-security.tacticaltech.org/chapters/explore" xlink:type="simple">In Strategise, we look at how to develop and refine our security strategies, plans and tactics based on the threats identified in Section II | Explore.</text:a>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89]" office:value-type="string" office:string-value="Holistic Security Guide" calcext:value-type="string">
            <text:p>Holistic Security Guide</text:p>
          </table:table-cell>
          <table:table-cell table:style-name="ce5" office:value-type="string" calcext:value-type="string">
            <text:p>Act</text:p>
          </table:table-cell>
          <table:table-cell table:style-name="ce5" office:value-type="string" calcext:value-type="string">
            <text:p>Security strategy</text:p>
          </table:table-cell>
          <table:table-cell table:style-name="ce3" office:value-type="string" calcext:value-type="string">
            <text:p><text:a xlink:href="http://www.ohchr.org/EN/Issues/AssemblyAssociation/Pages/SRFreedomAssemblyAssociationIndex.aspx" xlink:type="simple">In Act, we identify some skills, best practices and resources which can help to increase our security during particular activities which are common in human rights work. The first mini-guide looks at exercising the Right to Freedom of Assembly, particularly with regard to protests and demonstrations.</text:a></text:p>
          </table:table-cell>
          <table:table-cell table:style-name="ce5"/>
          <table:table-cell table:style-name="ce5" office:value-type="string" calcext:value-type="string">
            <text:p>Guidelin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formula="of:=[.A90]" office:value-type="string" office:string-value="Holistic Security Guide" calcext:value-type="string">
            <text:p>Holistic Security Guide</text:p>
          </table:table-cell>
          <table:table-cell table:style-name="ce5" office:value-type="string" calcext:value-type="string">
            <text:p>Living Under Digital Surveillance: Human Rights Defender Perceptions and Experiences</text:p>
          </table:table-cell>
          <table:table-cell table:style-name="ce5" office:value-type="string" calcext:value-type="string">
            <text:p>Surveillance</text:p>
          </table:table-cell>
          <table:table-cell table:style-name="ce5" office:value-type="string" calcext:value-type="string">
            <text:p>What is digital surveillance? How government surveillance will affect activists?</text:p>
          </table:table-cell>
          <table:table-cell table:style-name="ce5"/>
          <table:table-cell table:style-name="ce5" office:value-type="string" calcext:value-type="string">
            <text:p>Overview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3"/>
          <table:table-cell table:style-name="ce5" office:value-type="string" calcext:value-type="string">
            <text:p>surveillance, psychology</text:p>
          </table:table-cell>
          <table:table-cell table:style-name="ce5" table:number-columns-repeated="9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4" office:value-type="string" calcext:value-type="string">
            <text:p>The Digital First Aid Kit</text:p>
          </table:table-cell>
          <table:table-cell table:style-name="ce2" office:value-type="string" calcext:value-type="string">
            <text:p>Intro</text:p>
          </table:table-cell>
          <table:table-cell table:style-name="ce2"/>
          <table:table-cell table:style-name="ce2" office:value-type="string" calcext:value-type="string">
            <text:p>Provide preliminary support for people facing the most common types of digital threats. Including self-diagnostic tools and guidelines.</text:p>
          </table:table-cell>
          <table:table-cell table:style-name="ce2" office:value-type="string" calcext:value-type="string">
            <text:p>The Digital First Aid Kit aims to provide preliminary support for people facing the most common types of digital threats. The Kit offers a set of self-diagnostic tools for human rights defenders, bloggers, activists and journalists facing attacks themselves, as well as providing guidelines for digital first responders to assist a person under threat.</text:p>
          </table:table-cell>
          <table:table-cell table:style-name="ce2" table:number-columns-repeated="4"/>
          <table:table-cell table:style-name="ce2" office:value-type="string" calcext:value-type="string">
            <text:p>y</text:p>
          </table:table-cell>
          <table:table-cell table:style-name="ce2" table:number-columns-repeated="4"/>
          <table:table-cell table:style-name="ce9" office:value-type="string" calcext:value-type="string">
            <text:p>Digital Defenders Partnership</text:p>
          </table:table-cell>
          <table:table-cell table:style-name="ce3" office:value-type="string" calcext:value-type="string">
            <text:p><text:a xlink:href="https://www.digitaldefenders.org/" xlink:type="simple">https://www.digitaldefenders.org/</text:a></text:p>
          </table:table-cell>
          <table:table-cell table:style-name="ce2" table:number-columns-repeated="2"/>
          <table:table-cell table:style-name="ce5" office:value-type="string" calcext:value-type="string">
            <text:p>CC4.0</text:p>
          </table:table-cell>
          <table:table-cell table:style-name="ce2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ecure Communications</text:p>
          </table:table-cell>
          <table:table-cell table:style-name="ce5" office:value-type="string" calcext:value-type="string">
            <text:p>Communication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PGP, TAILS, OTR, Tor, 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digitaldefenders.org/digitalfirstaid/#section-secure-communication" xlink:type="simple">https://www.digitaldefenders.org/digitalfirstaid/#section-secure-communication</text:a>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Link to secure tools are outdated. ChatSecure is no longer maintained, use Signal instead. RedPhone and TextSecure has been merged into a single application called Signal.</text:p>
          </table:table-cell>
          <table:table-cell/>
          <table:table-cell table:style-name="ce5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Account Hijacking</text:p>
          </table:table-cell>
          <table:table-cell table:style-name="ce5" office:value-type="string" calcext:value-type="string">
            <text:p>Account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account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digitaldefenders.org/digitalfirstaid/#section-hijacking-accounts" xlink:type="simple">https://www.digitaldefenders.org/digitalfirstaid/#section-hijacking-accounts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Devices Seized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evic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devices-seized" xlink:type="simple">https://www.digitaldefenders.org/digitalfirstaid/#section-devices-seized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Malwar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malwar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malware" xlink:type="simple">https://www.digitaldefenders.org/digitalfirstaid/#section-malware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DDoS mitigation</text:p>
          </table:table-cell>
          <table:table-cell table:style-name="ce5" office:value-type="string" calcext:value-type="string">
            <text:p>Website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DDoS, website</text:p>
          </table:table-cell>
          <table:table-cell table:style-name="ce5" table:number-columns-repeated="2"/>
          <table:table-cell table:style-name="ce3" office:value-type="string" calcext:value-type="string">
            <text:p><text:a xlink:href="https://www.digitaldefenders.org/digitalfirstaid/#section-ddos-mitigation" xlink:type="simple">https://www.digitaldefenders.org/digitalfirstaid/#section-ddos-mitigation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Trust</text:p>
          </table:table-cell>
          <table:table-cell table:style-name="ce5" office:value-type="string" calcext:value-type="string">
            <text:p>Security concept</text:p>
          </table:table-cell>
          <table:table-cell table:style-name="ce5" office:value-type="string" calcext:value-type="string">
            <text:p>Am I talking to the person that I think I'm talking to?</text:p>
          </table:table-cell>
          <table:table-cell table:style-name="ce5"/>
          <table:table-cell table:style-name="ce9" office:value-type="string" calcext:value-type="string">
            <text:p>Concept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2"/>
          <table:table-cell table:style-name="ce5" office:value-type="string" calcext:value-type="string">
            <text:p>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digitaldefenders.org/digitalfirstaid/" xlink:type="simple">https://www.digitaldefenders.org/digitalfirstaid/</text:a></text:p>
          </table:table-cell>
          <table:table-cell table:style-name="ce5" table:number-columns-repeated="6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 table:number-columns-repeated="20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6" office:value-type="string" calcext:value-type="string">
            <text:p><text:a xlink:href="https://cpj.org/reports/2012/04/journalist-security-guide.php" xlink:type="simple">CPJ Journalist Security Guide</text:a></text:p>
          </table:table-cell>
          <table:table-cell table:style-name="ce2" office:value-type="string" calcext:value-type="string">
            <text:p>Basic Preparedness</text:p>
          </table:table-cell>
          <table:table-cell table:style-name="ce2" office:value-type="string" calcext:value-type="string">
            <text:p>Basic preparation</text:p>
          </table:table-cell>
          <table:table-cell table:style-name="ce2" table:number-columns-repeated="2"/>
          <table:table-cell table:style-name="ce2" office:value-type="string" calcext:value-type="string">
            <text:p>Guide</text:p>
          </table:table-cell>
          <table:table-cell table:style-name="ce2" office:value-type="string" calcext:value-type="string">
            <text:p>Article</text:p>
          </table:table-cell>
          <table:table-cell table:style-name="ce2" table:number-columns-repeated="7"/>
          <table:table-cell table:style-name="ce2" office:value-type="string" calcext:value-type="string">
            <text:p>Committee to Protect Journalists</text:p>
          </table:table-cell>
          <table:table-cell table:style-name="ce6" office:value-type="string" calcext:value-type="string">
            <text:p><text:a xlink:href="https://cpj.org/reports/2012/04/journalist-security-guide.php" xlink:type="simple">https://cpj.org/reports/2012/04/journalist-security-guide.php</text:a></text:p>
          </table:table-cell>
          <table:table-cell table:style-name="ce2" table:number-columns-repeated="2"/>
          <table:table-cell table:style-name="ce6" office:value-type="string" calcext:value-type="string">
            <text:p><text:a xlink:href="http://creativecommons.org/licenses/by-nc-nd/4.0/" xlink:type="simple">Creative Commons Attribution-NonCommercial-NoDerivatives 4.0 International License.</text:a></text:p>
          </table:table-cell>
          <table:table-cell table:style-name="ce2"/>
          <table:table-cell table:style-name="ce4"/>
          <table:table-cell table:style-name="ce2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ssessing and Responding to Risk</text:p>
          </table:table-cell>
          <table:table-cell table:style-name="ce5" office:value-type="string" calcext:value-type="string">
            <text:p>Risk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Technology Security</text:p>
          </table:table-cell>
          <table:table-cell table:style-name="ce5" office:value-type="string" calcext:value-type="string">
            <text:p>Digit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Armed Conflict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Organized Crime and Corruption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Civil Matters and Disturbance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Natural Disaster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Health Epidemics and Mass Hazard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ustained Risks</text:p>
          </table:table-cell>
          <table:table-cell table:style-name="ce5" office:value-type="string" calcext:value-type="string">
            <text:p>Physical security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/>
          <table:table-cell table:style-name="ce5" office:value-type="string" calcext:value-type="string">
            <text:p>Stress Reactions</text:p>
          </table:table-cell>
          <table:table-cell table:style-name="ce5" office:value-type="string" calcext:value-type="string">
            <text:p>Psychological</text:p>
          </table:table-cell>
          <table:table-cell table:style-name="ce5" table:number-columns-repeated="2"/>
          <table:table-cell table:style-name="ce5" office:value-type="string" calcext:value-type="string">
            <text:p>Guide</text:p>
          </table:table-cell>
          <table:table-cell table:style-name="ce5" office:value-type="string" calcext:value-type="string">
            <text:p>Article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 office:value-type="string" calcext:value-type="string">
            <text:p>Crypto Law Survey</text:p>
          </table:table-cell>
          <table:table-cell table:style-name="ce5"/>
          <table:table-cell table:style-name="ce5" office:value-type="string" calcext:value-type="string">
            <text:p>Law</text:p>
          </table:table-cell>
          <table:table-cell table:style-name="ce5" office:value-type="string" calcext:value-type="string">
            <text:p>Is using crypto software / encryption legal in my country?</text:p>
          </table:table-cell>
          <table:table-cell table:style-name="ce5"/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List</text:p>
          </table:table-cell>
          <table:table-cell table:style-name="ce5" table:number-columns-repeated="13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>
          <table:table-cell table:style-name="ce5" table:number-columns-repeated="20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1" table:number-rows-repeated="944">
          <table:table-cell table:style-name="ce5" table:number-columns-repeated="20"/>
          <table:table-cell table:style-name="ce9"/>
          <table:table-cell table:style-name="ce5" table:number-columns-repeated="13"/>
          <table:table-cell table:number-columns-repeated="990"/>
        </table:table-row>
        <table:table-row table:style-name="ro2" table:number-rows-repeated="1047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06" meta:object-count="0"/>
    <meta:generator>LibreOfficeDev/5.1.0.3$Linux_X86_64 LibreOffice_project/</meta:generator>
  </office:meta>
</office:document-meta>
</file>